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vertical-align="auto" fo:margin-top="0.2083in" fo:margin-bottom="0.1041in" fo:background-color="#FFFFFF"/>
      <style:text-properties style:font-name="Arial" style:font-name-asian="Times New Roman" style:font-name-complex="Arial" fo:color="#333333" style:letter-kerning="false" fo:font-size="22.5pt" style:font-size-asian="22.5pt" style:font-size-complex="22.5pt" fo:language="pt" fo:country="BR" style:language-asian="en" style:country-asian="US" style:language-complex="ar" style:country-complex="SA" fo:hyphenate="true"/>
    </style:style>
    <style:style style:name="P2" style:parent-style-name="Normal" style:family="paragraph">
      <style:paragraph-properties style:vertical-align="auto" fo:margin-bottom="0.1041in" fo:background-color="#FFFFFF"/>
      <style:text-properties fo:hyphenate="true"/>
    </style:style>
    <style:style style:name="T3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4" style:parent-style-name="Fonteparág.padrão" style:family="text">
      <style:text-properties style:font-name="Arial" style:font-name-asian="Times New Roman" style:font-name-complex="Arial" fo:color="#337AB7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P5" style:parent-style-name="Normal" style:family="paragraph">
      <style:paragraph-properties style:vertical-align="auto" fo:margin-bottom="0.1041in" fo:background-color="#FFFFFF"/>
      <style:text-properties fo:hyphenate="true"/>
    </style:style>
    <style:style style:name="T6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7" style:parent-style-name="Fonteparág.padrão" style:family="text">
      <style:text-properties style:font-name="Arial" style:font-name-asian="Times New Roman" style:font-name-complex="Arial" fo:color="#337AB7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P8" style:parent-style-name="Normal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P9" style:parent-style-name="Normal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P10" style:parent-style-name="Normal" style:family="paragraph">
      <style:paragraph-properties style:vertical-align="auto" fo:margin-bottom="0.1041in" fo:background-color="#FFFFFF"/>
      <style:text-properties fo:hyphenate="true"/>
    </style:style>
    <style:style style:name="T11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2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/>
    </style:style>
    <style:style style:name="P13" style:parent-style-name="Normal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P14" style:parent-style-name="Normal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P15" style:parent-style-name="Normal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P16" style:parent-style-name="Normal" style:family="paragraph">
      <style:paragraph-properties style:vertical-align="auto" fo:margin-bottom="0.1041in" fo:background-color="#FFFFFF"/>
      <style:text-properties fo:hyphenate="true"/>
    </style:style>
    <style:style style:name="T17" style:parent-style-name="Fonteparág.padrão" style:family="text"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T18" style:parent-style-name="Fonteparág.padrão" style:family="text">
      <style:text-properties style:font-name="Arial" style:font-name-asian="Times New Roman" style:font-name-complex="Arial" fo:color="#337AB7" style:letter-kerning="false" fo:font-size="9pt" style:font-size-asian="9pt" style:font-size-complex="9pt" fo:language="pt" fo:country="BR" style:language-asian="en" style:country-asian="US" style:language-complex="ar" style:country-complex="SA"/>
    </style:style>
    <style:style style:name="P19" style:parent-style-name="Normal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P20" style:parent-style-name="Normal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fo:language="pt" fo:country="BR" style:language-asian="en" style:country-asian="US" style:language-complex="ar" style:country-complex="SA" fo:hyphenate="true"/>
    </style:style>
    <style:style style:name="P21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22" style:parent-style-name="Fonteparág.padrão" style:family="text">
      <style:text-properties style:font-name="Arial" style:font-name-asian="Times New Roman" style:font-name-complex="Arial" fo:color="#337AB7" style:letter-kerning="false" fo:font-size="9pt" style:font-size-asian="9pt" style:font-size-complex="9pt" style:language-asian="en" style:country-asian="US" style:language-complex="ar" style:country-complex="SA"/>
    </style:style>
    <style:style style:name="P23" style:parent-style-name="ParágrafodaLista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olumn25" style:family="table-column">
      <style:table-column-properties style:column-width="3.2729in"/>
    </style:style>
    <style:style style:name="TableColumn26" style:family="table-column">
      <style:table-column-properties style:column-width="4.0395in"/>
    </style:style>
    <style:style style:name="Table24" style:family="table">
      <style:table-properties style:width="7.3125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29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30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31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32" style:family="table-row">
      <style:table-row-properties/>
    </style:style>
    <style:style style:name="TableCell33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34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35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36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P37" style:parent-style-name="ParágrafodaLista" style:family="paragraph">
      <style:paragraph-properties style:vertical-align="auto" fo:margin-bottom="0.1041in" fo:background-color="#FFFFFF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olumn39" style:family="table-column">
      <style:table-column-properties style:column-width="3.0534in"/>
    </style:style>
    <style:style style:name="TableColumn40" style:family="table-column">
      <style:table-column-properties style:column-width="4.259in"/>
    </style:style>
    <style:style style:name="Table38" style:family="table">
      <style:table-properties style:width="7.3125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43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44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45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font-weight="bold" style:font-weight-asian="bold" style:font-weight-complex="bold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Row46" style:family="table-row">
      <style:table-row-properties/>
    </style:style>
    <style:style style:name="TableCell47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48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  <style:style style:name="TableCell49" style:family="table-cell">
      <style:table-cell-properties fo:border="0.0104in solid #DDDDDD" fo:background-color="#FFFFFF" style:writing-mode="lr-tb" style:vertical-align="middle" fo:padding-top="0.0833in" fo:padding-left="0.0833in" fo:padding-bottom="0.0833in" fo:padding-right="0.0833in"/>
    </style:style>
    <style:style style:name="P50" style:parent-style-name="Normal" style:family="paragraph">
      <style:paragraph-properties style:vertical-align="auto" fo:margin-bottom="0.2083in"/>
      <style:text-properties style:font-name="Arial" style:font-name-asian="Times New Roman" style:font-name-complex="Arial" fo:color="#333333" style:letter-kerning="false" fo:font-size="9pt" style:font-size-asian="9pt" style:font-size-complex="9pt" style:language-asian="en" style:country-asian="US" style:language-complex="ar" style:country-complex="SA" fo:hyphenate="true"/>
    </style:style>
  </office:automatic-styles>
  <office:body>
    <office:text text:use-soft-page-breaks="true">
      <text:p text:style-name="P1">Placar e pontuação de um jogo de boliche</text:p>
      <text:p text:style-name="P2"><text:span text:style-name="T3">O boliche é um esporte praticado com uma bola pesada e tem como objetivo lançar a bola por uma pista, derrubar 10 pinos do lado oposto da pista dispostos em formação triangular (</text:span><text:a xlink:href="https://www.infoescola.com/esportes/boliche/)." office:target-frame-name="_top" xlink:show="replace"><text:span text:style-name="T4">https://www.infoescola.com/esportes/boliche/).</text:span></text:a></text:p>
      <text:p text:style-name="P5"><text:span text:style-name="T6">A fórmula da contagem de pontos no boliche tem as seguintes variáveis (</text:span><text:a xlink:href="https://boliche.com.br/esporte-boliche/contagem-dos-pontos-no-boliche/):" office:target-frame-name="_top" xlink:show="replace"><text:span text:style-name="T7">https://boliche.com.br/esporte-boliche/contagem-dos-pontos-no-boliche/):</text:span></text:a></text:p>
      <text:list text:style-name="LFO1" text:continue-numbering="true">
        <text:list-item>
          <text:p text:style-name="P8">Os pontos são a soma dos pinos derrubados.</text:p>
        </text:list-item>
        <text:list-item>
          <text:p text:style-name="P9">Exceto quando fizer Strike (derrubar 10 pinos na 1.ª bola) ou Spare (derrubar 10 pinos nas duas bolas jogadas)</text:p>
        </text:list-item>
        <text:list-item>
          <text:p text:style-name="P10"><text:span text:style-name="T11">Se fizer Strike ganha bônus nas 2 bolas jogadas a seguir. Se fizer Spare ganha bônus na próxima bola jogada.<text:s/></text:span><text:span text:style-name="T12">O bônus é igual ao número de pinos derrubados.</text:span></text:p>
        </text:list-item>
        <text:list-item>
          <text:p text:style-name="P13">O total de 1 partida pode variar de zero a 300 pontos.</text:p>
        </text:list-item>
      </text:list>
      <text:p text:style-name="P14">A pontuação pode ir de zero (quando nenhum pino é derrubado nas dez jogadas ou “frames”) até o máximo possível de 300 pontos, ou seja, 12 “strikes” consecutivos. Supostamente, como cada partida tem 10 “frames” (jogadas), só seriam possíveis 10 “strikes”. Porém, se o jogador derrubar todos os pinos no primeiro arremesso do 10.º “frame”, tem o direito de jogar mais duas bolas, podendo completar 12 “strikes” numa mesma linha.</text:p>
      <text:p text:style-name="P15">Faça um programa que leia a quantidade de pinos derrubados por um praticante de boliche em cada jogada e imprima:</text:p>
      <text:list text:style-name="LFO2" text:continue-numbering="true">
        <text:list-item>
          <text:p text:style-name="P16"><text:span text:style-name="T17">A sequência de pinos derrubados (de acordo com os exemplos de entrada e saída e as anotações de contagem de pontos - </text:span><text:a xlink:href="https://boliche.com.br/esporte-boliche/contagem-dos-pontos-no-boliche/);" office:target-frame-name="_top" xlink:show="replace"><text:span text:style-name="T18">https://boliche.com.br/esporte-boliche/contagem-dos-pontos-no-boliche/);</text:span></text:a></text:p>
        </text:list-item>
        <text:list-item>
          <text:p text:style-name="P19">A pontuação final do jogador.</text:p>
        </text:list-item>
      </text:list>
      <text:p text:style-name="P20">Dica: Para testar seu programa, sugere-se utilizar o seguinte simulador de pontos:</text:p>
      <text:list text:style-name="LFO3" text:continue-numbering="true">
        <text:list-item>
          <text:p text:style-name="P21"><text:a xlink:href="https://www.bowlinggenius.com/" office:target-frame-name="_top" xlink:show="replace"><text:span text:style-name="T22">https://www.bowlinggenius.com/</text:span></text:a></text:p>
        </text:list-item>
        <text:list-item>
          <text:p text:style-name="P23">Exemplo 1:</text:p>
        </text:list-item>
      </text:list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Entrada</text:p>
          </table:table-cell>
          <table:table-cell table:style-name="TableCell30">
            <text:p text:style-name="P31">Saída</text:p>
          </table:table-cell>
        </table:table-row>
        <table:table-row table:style-name="TableRow32">
          <table:table-cell table:style-name="TableCell33">
            <text:p text:style-name="P34">1 4 4 5 6 4 5 5 10 0 1 7 3 6 4 10 2 8 6</text:p>
          </table:table-cell>
          <table:table-cell table:style-name="TableCell35">
            <text:p text:style-name="P36">1 4 | 4 5 | 6 / | 5 / | X _ | 0 1 | 7 / | 6 / | X _ | 2 / 6</text:p>
          </table:table-cell>
        </table:table-row>
      </table:table>
      <text:list text:style-name="LFO3" text:continue-numbering="true">
        <text:list-item>
          <text:p text:style-name="P37">Exemplo 2:</text:p>
        </text:list-item>
      </text:list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Entrada</text:p>
          </table:table-cell>
          <table:table-cell table:style-name="TableCell44">
            <text:p text:style-name="P45">Saída</text:p>
          </table:table-cell>
        </table:table-row>
        <table:table-row table:style-name="TableRow46">
          <table:table-cell table:style-name="TableCell47">
            <text:p text:style-name="P48">10 10 10 10 10 10 10 10 10 10 10 10</text:p>
          </table:table-cell>
          <table:table-cell table:style-name="TableCell49">
            <text:p text:style-name="P50">X _ | X _ | X _ | X _ | X _ | X _ | X _ | X _ | X _ | X X 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tavo oliveira dias</dc:creator>
    <meta:creation-date>2017-10-20T23:40:00Z</meta:creation-date>
    <dc:date>2021-07-13T18:15:00Z</dc:date>
    <meta:template xlink:href="Normal.dotm" xlink:type="simple"/>
    <meta:editing-cycles>3</meta:editing-cycles>
    <meta:editing-duration>PT60S</meta:editing-duration>
    <meta:document-statistic meta:page-count="1" meta:paragraph-count="4" meta:word-count="326" meta:character-count="2185" meta:row-count="15" meta:non-whitespace-character-count="1863"/>
  </office:meta>
</office:document-meta>
</file>